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5.283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021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1.517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44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4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2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6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6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4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0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9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6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2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4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89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6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332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4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264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73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46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87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64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2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84cm" fo:padding-top="0cm" fo:padding-bottom="0cm" fo:padding-left="0cm" fo:padding-right="0cm"/>
    </style:style>
    <style:style style:name="gr28" style:family="graphic" style:parent-style-name="standard">
      <style:graphic-properties draw:stroke="none" svg:stroke-color="#000000" draw:fill="none" draw:fill-color="#ffffff" fo:min-height="0.9cm"/>
    </style:style>
    <style:style style:name="gr29" style:family="graphic" style:parent-style-name="standard">
      <style:graphic-properties draw:stroke="none" svg:stroke-color="#000000" draw:fill="none" draw:fill-color="#ffffff" fo:min-height="1.168cm"/>
    </style:style>
    <style:style style:name="gr30" style:family="graphic" style:parent-style-name="standard">
      <style:graphic-properties draw:stroke="none" svg:stroke-color="#000000" draw:fill="none" draw:fill-color="#ffffff" fo:min-height="4.879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293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8pt" style:font-size-asian="18pt" style:font-size-complex="18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5pt" style:font-size-asian="15pt" style:font-size-complex="15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 draw:fill-color="#ffffff"/>
    </style:style>
    <style:style style:name="T1" style:family="text">
      <style:text-properties fo:color="#000000" style:font-name="Liberation Serif2" fo:font-size="18pt" fo:font-weight="bold" style:font-size-asian="18pt" style:font-name-complex="Liberation Serif2" style:font-size-complex="18pt" style:font-weight-complex="bold"/>
    </style:style>
    <style:style style:name="T2" style:family="text">
      <style:text-properties fo:color="#000000" style:font-name="Liberation Serif2" fo:font-size="12pt" fo:font-weight="bold" style:font-size-asian="12pt" style:font-name-complex="Liberation Serif2" style:font-size-complex="12pt" style:font-weight-complex="bold"/>
    </style:style>
    <style:style style:name="T3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4" style:family="text">
      <style:text-properties fo:color="#000000" style:font-name="Liberation Serif2" fo:font-size="12pt" fo:font-weight="normal" style:font-size-asian="12pt" style:font-weight-asian="normal" style:font-name-complex="Liberation Serif2" style:font-size-complex="12pt" style:font-weight-complex="normal"/>
    </style:style>
    <style:style style:name="T5" style:family="text">
      <style:text-properties fo:color="#000000" style:font-name="Liberation Serif2" fo:font-size="15pt" fo:font-weight="bold" style:font-size-asian="15pt" style:font-name-complex="Liberation Serif2" style:font-size-complex="15pt" style:font-weight-complex="bold"/>
    </style:style>
    <style:style style:name="T6" style:family="text">
      <style:text-properties fo:color="#000000" style:font-name="Liberation Serif2" fo:font-size="10pt" fo:font-weight="bold" style:font-size-asian="10pt" style:font-name-complex="Liberation Serif2" style:font-size-complex="10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u" fo:country="ES" style:font-size-asian="14pt" style:font-size-complex="14pt"/>
    </style:style>
    <style:style style:name="T11" style:family="text">
      <style:text-properties style:text-position="0% 100%" fo:font-size="14pt" fo:language="en" fo:country="US" style:font-size-asian="14pt" style:font-size-complex="14pt"/>
    </style:style>
    <style:style style:name="T12" style:family="text">
      <style:text-properties style:text-position="33% 58%" fo:font-size="14pt" fo:language="en" fo:country="US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5.283cm" svg:height="0.704cm" svg:x="2.339cm" svg:y="0.796cm">
          <draw:text-box>
            <text:p text:style-name="P1"><text:span text:style-name="T1">Fiche de </text:span><text:span text:style-name="T1">Synthèse - </text:span><text:span text:style-name="T1">Centre de </text:span><text:span text:style-name="T1">Langues <text:s text:c="5"/></text:span><text:span text:style-name="T1"><text:s/>N° </text:span><text:span text:style-name="T1">d’Étudiant</text:span><text:span text:style-name="T1">= <text:s/></text:span><text:span text:style-name="T1">21833793 <text:s text:c="4"/></text:span><text:span text:style-name="T1"><text:s text:c="19"/></text:span><text:span text:style-name="T1">2020-2021</text:span></text:p>
          </draw:text-box>
        </draw:frame>
        <draw:frame draw:style-name="gr2" draw:text-style-name="P3" draw:layer="layout" svg:width="8.021cm" svg:height="0.471cm" svg:x="2.004cm" svg:y="2.103cm">
          <draw:text-box>
            <text:p text:style-name="P1"><text:span text:style-name="T2">Nom</text:span><text:span text:style-name="T3">: DELPY</text:span><text:span text:style-name="T3"><text:tab/></text:span><text:span text:style-name="T3"><text:tab/></text:span><text:span text:style-name="T3"><text:tab/></text:span><text:span text:style-name="T3"> </text:span><text:span text:style-name="T2">Prénom:</text:span><text:span text:style-name="T4">Romain</text:span></text:p>
          </draw:text-box>
        </draw:frame>
        <draw:frame draw:style-name="gr3" draw:text-style-name="P4" draw:layer="layout" svg:width="1.517cm" svg:height="0.585cm" svg:x="12.4cm" svg:y="2.009cm">
          <draw:text-box>
            <text:p text:style-name="P1"><text:span text:style-name="T5"><text:s/></text:span><text:span text:style-name="T5">L2/L3</text:span></text:p>
          </draw:text-box>
        </draw:frame>
        <draw:polygon draw:style-name="gr4" draw:text-style-name="P5" draw:layer="layout" svg:width="1.81cm" svg:height="0.011cm" svg:x="2.077cm" svg:y="3.079cm" svg:viewBox="0 0 1811 12" draw:points="1804,8 1801,12 11,12 4,8 0,0 1811,0">
          <text:p/>
        </draw:polygon>
        <draw:polygon draw:style-name="gr4" draw:text-style-name="P5" draw:layer="layout" svg:width="2.099cm" svg:height="0.011cm" svg:x="3.877cm" svg:y="3.079cm" svg:viewBox="0 0 2100 12" draw:points="2093,8 2089,12 10,12 3,8 0,0 2100,0">
          <text:p/>
        </draw:polygon>
        <draw:polygon draw:style-name="gr4" draw:text-style-name="P5" draw:layer="layout" svg:width="2.921cm" svg:height="0.011cm" svg:x="5.965cm" svg:y="3.079cm" svg:viewBox="0 0 2922 12" draw:points="2915,8 2911,12 11,12 4,8 0,0 2922,0">
          <text:p/>
        </draw:polygon>
        <draw:polygon draw:style-name="gr4" draw:text-style-name="P5" draw:layer="layout" svg:width="15.703cm" svg:height="0.011cm" svg:x="8.875cm" svg:y="3.079cm" svg:viewBox="0 0 15704 12" draw:points="15696,8 15693,12 11,12 4,8 0,0 15704,0">
          <text:p/>
        </draw:polygon>
        <draw:polygon draw:style-name="gr4" draw:text-style-name="P5" draw:layer="layout" svg:width="3.221cm" svg:height="0.011cm" svg:x="24.567cm" svg:y="3.079cm" svg:viewBox="0 0 3222 12" draw:points="3215,8 3211,12 11,12 3,8 0,0 3222,0">
          <text:p/>
        </draw:polygon>
        <draw:polygon draw:style-name="gr4" draw:text-style-name="P5" draw:layer="layout" svg:width="1.799cm" svg:height="0.011cm" svg:x="2.081cm" svg:y="5.718cm" svg:viewBox="0 0 1800 12" draw:points="1800,8 1797,12 7,12 0,8 7,0 1797,0">
          <text:p/>
        </draw:polygon>
        <draw:polygon draw:style-name="gr4" draw:text-style-name="P5" draw:layer="layout" svg:width="2.089cm" svg:height="0.011cm" svg:x="3.88cm" svg:y="5.718cm" svg:viewBox="0 0 2090 12" draw:points="2090,8 2086,12 7,12 0,8 7,0 2086,0">
          <text:p/>
        </draw:polygon>
        <draw:polygon draw:style-name="gr4" draw:text-style-name="P5" draw:layer="layout" svg:width="2.91cm" svg:height="0.011cm" svg:x="5.969cm" svg:y="5.718cm" svg:viewBox="0 0 2911 12" draw:points="2911,8 2907,12 7,12 0,8 7,0 2907,0">
          <text:p/>
        </draw:polygon>
        <draw:polygon draw:style-name="gr4" draw:text-style-name="P5" draw:layer="layout" svg:width="15.691cm" svg:height="0.011cm" svg:x="8.879cm" svg:y="5.718cm" svg:viewBox="0 0 15692 12" draw:points="15692,8 15689,12 7,12 0,8 7,0 15689,0">
          <text:p/>
        </draw:polygon>
        <draw:polygon draw:style-name="gr4" draw:text-style-name="P5" draw:layer="layout" svg:width="3.211cm" svg:height="0.011cm" svg:x="24.57cm" svg:y="5.718cm" svg:viewBox="0 0 3212 12" draw:points="3212,8 3208,12 8,12 0,8 8,0 3208,0">
          <text:p/>
        </draw:polygon>
        <draw:polygon draw:style-name="gr4" draw:text-style-name="P5" draw:layer="layout" svg:width="1.81cm" svg:height="0.011cm" svg:x="2.077cm" svg:y="20.037cm" svg:viewBox="0 0 1811 12" draw:points="1804,7 1811,12 0,12 4,7 11,0 1801,0">
          <text:p/>
        </draw:polygon>
        <draw:polygon draw:style-name="gr4" draw:text-style-name="P5" draw:layer="layout" svg:width="2.099cm" svg:height="0.011cm" svg:x="3.877cm" svg:y="20.037cm" svg:viewBox="0 0 2100 12" draw:points="2093,7 2100,12 0,12 3,7 10,0 2089,0">
          <text:p/>
        </draw:polygon>
        <draw:polygon draw:style-name="gr4" draw:text-style-name="P5" draw:layer="layout" svg:width="2.921cm" svg:height="0.011cm" svg:x="5.965cm" svg:y="20.037cm" svg:viewBox="0 0 2922 12" draw:points="2915,7 2922,12 0,12 4,7 11,0 2911,0">
          <text:p/>
        </draw:polygon>
        <draw:polygon draw:style-name="gr4" draw:text-style-name="P5" draw:layer="layout" svg:width="15.703cm" svg:height="0.011cm" svg:x="8.875cm" svg:y="20.037cm" svg:viewBox="0 0 15704 12" draw:points="15696,7 15704,12 0,12 4,7 11,0 15693,0">
          <text:p/>
        </draw:polygon>
        <draw:polygon draw:style-name="gr4" draw:text-style-name="P5" draw:layer="layout" svg:width="3.221cm" svg:height="0.011cm" svg:x="24.567cm" svg:y="20.037cm" svg:viewBox="0 0 3222 12" draw:points="3215,7 3222,12 0,12 3,7 11,0 3211,0">
          <text:p/>
        </draw:polygon>
        <draw:polygon draw:style-name="gr4" draw:text-style-name="P5" draw:layer="layout" svg:width="0.011cm" svg:height="2.65cm" svg:x="2.077cm" svg:y="3.079cm" svg:viewBox="0 0 12 2651" draw:points="4,7 12,11 12,2640 4,2647 0,2651 0,0">
          <text:p/>
        </draw:polygon>
        <draw:polygon draw:style-name="gr4" draw:text-style-name="P5" draw:layer="layout" svg:width="0.011cm" svg:height="14.33cm" svg:x="2.077cm" svg:y="5.718cm" svg:viewBox="0 0 12 14331" draw:points="4,7 12,11 12,14320 4,14327 0,14331 0,0">
          <text:p/>
        </draw:polygon>
        <draw:polygon draw:style-name="gr4" draw:text-style-name="P5" draw:layer="layout" svg:width="0.01cm" svg:height="2.639cm" svg:x="3.877cm" svg:y="3.086cm" svg:viewBox="0 0 11 2640" draw:points="3,0 11,4 11,2633 3,2640 0,2633 0,4">
          <text:p/>
        </draw:polygon>
        <draw:polygon draw:style-name="gr4" draw:text-style-name="P5" draw:layer="layout" svg:width="0.01cm" svg:height="14.319cm" svg:x="3.877cm" svg:y="5.725cm" svg:viewBox="0 0 11 14320" draw:points="3,0 11,4 11,14313 3,14320 0,14313 0,4">
          <text:p/>
        </draw:polygon>
        <draw:polygon draw:style-name="gr4" draw:text-style-name="P5" draw:layer="layout" svg:width="0.011cm" svg:height="2.639cm" svg:x="5.965cm" svg:y="3.086cm" svg:viewBox="0 0 12 2640" draw:points="4,0 12,4 12,2633 4,2640 0,2633 0,4">
          <text:p/>
        </draw:polygon>
        <draw:polygon draw:style-name="gr4" draw:text-style-name="P5" draw:layer="layout" svg:width="0.011cm" svg:height="14.319cm" svg:x="5.965cm" svg:y="5.725cm" svg:viewBox="0 0 12 14320" draw:points="4,0 12,4 12,14313 4,14320 0,14313 0,4">
          <text:p/>
        </draw:polygon>
        <draw:polygon draw:style-name="gr4" draw:text-style-name="P5" draw:layer="layout" svg:width="0.011cm" svg:height="2.639cm" svg:x="8.875cm" svg:y="3.086cm" svg:viewBox="0 0 12 2640" draw:points="4,0 12,4 12,2633 4,2640 0,2633 0,4">
          <text:p/>
        </draw:polygon>
        <draw:polygon draw:style-name="gr4" draw:text-style-name="P5" draw:layer="layout" svg:width="0.011cm" svg:height="14.319cm" svg:x="8.875cm" svg:y="5.725cm" svg:viewBox="0 0 12 14320" draw:points="4,0 12,4 12,14313 4,14320 0,14313 0,4">
          <text:p/>
        </draw:polygon>
        <draw:polygon draw:style-name="gr4" draw:text-style-name="P5" draw:layer="layout" svg:width="0.011cm" svg:height="2.639cm" svg:x="24.567cm" svg:y="3.086cm" svg:viewBox="0 0 12 2640" draw:points="3,0 12,4 12,2633 3,2640 0,2633 0,4">
          <text:p/>
        </draw:polygon>
        <draw:polygon draw:style-name="gr4" draw:text-style-name="P5" draw:layer="layout" svg:width="0.011cm" svg:height="14.319cm" svg:x="24.567cm" svg:y="5.725cm" svg:viewBox="0 0 12 14320" draw:points="3,0 12,4 12,14313 3,14320 0,14313 0,4">
          <text:p/>
        </draw:polygon>
        <draw:polygon draw:style-name="gr4" draw:text-style-name="P5" draw:layer="layout" svg:width="0.011cm" svg:height="2.65cm" svg:x="27.777cm" svg:y="3.079cm" svg:viewBox="0 0 12 2651" draw:points="4,7 12,0 12,2651 4,2647 0,2640 0,11">
          <text:p/>
        </draw:polygon>
        <draw:polygon draw:style-name="gr4" draw:text-style-name="P5" draw:layer="layout" svg:width="0.011cm" svg:height="14.33cm" svg:x="27.777cm" svg:y="5.718cm" svg:viewBox="0 0 12 14331" draw:points="4,7 12,0 12,14331 4,14327 0,14320 0,11">
          <text:p/>
        </draw:polygon>
        <draw:frame draw:style-name="gr5" draw:text-style-name="P3" draw:layer="layout" svg:width="7.444cm" svg:height="0.471cm" svg:x="13.914cm" svg:y="2.103cm">
          <draw:text-box>
            <text:p text:style-name="P1"><text:span text:style-name="T2"><text:s/></text:span><text:span text:style-name="T2">Filière : </text:span><text:span text:style-name="T4">INFO</text:span><text:span text:style-name="T3"> <text:s text:c="4"/></text:span><text:span text:style-name="T2">Professeur</text:span><text:span text:style-name="T3">: Jeni </text:span><text:span text:style-name="T3">PEAKE</text:span></text:p>
          </draw:text-box>
        </draw:frame>
        <draw:frame draw:style-name="gr6" draw:text-style-name="P3" draw:layer="layout" svg:width="0.844cm" svg:height="0.471cm" svg:x="2.561cm" svg:y="4.177cm">
          <draw:text-box>
            <text:p text:style-name="P1"><text:span text:style-name="T2">Date</text:span></text:p>
          </draw:text-box>
        </draw:frame>
        <draw:frame draw:style-name="gr7" draw:text-style-name="P3" draw:layer="layout" svg:width="1.225cm" svg:height="0.471cm" svg:x="4.336cm" svg:y="3.204cm">
          <draw:text-box>
            <text:p text:style-name="P1"><text:span text:style-name="T2">Temps</text:span></text:p>
          </draw:text-box>
        </draw:frame>
        <draw:frame draw:style-name="gr8" draw:text-style-name="P3" draw:layer="layout" svg:width="0.967cm" svg:height="0.471cm" svg:x="4.445cm" svg:y="3.69cm">
          <draw:text-box>
            <text:p text:style-name="P1"><text:span text:style-name="T2">passé</text:span></text:p>
          </draw:text-box>
        </draw:frame>
        <draw:frame draw:style-name="gr9" draw:text-style-name="P3" draw:layer="layout" svg:width="1.767cm" svg:height="0.471cm" svg:x="4.046cm" svg:y="4.177cm">
          <draw:text-box>
            <text:p text:style-name="P1"><text:span text:style-name="T2">(CdL) <text:s/>ou</text:span></text:p>
          </draw:text-box>
        </draw:frame>
        <draw:frame draw:style-name="gr10" draw:text-style-name="P3" draw:layer="layout" svg:width="1.149cm" svg:height="0.471cm" svg:x="4.353cm" svg:y="4.664cm">
          <draw:text-box>
            <text:p text:style-name="P1"><text:span text:style-name="T2">atelier</text:span></text:p>
          </draw:text-box>
        </draw:frame>
        <draw:frame draw:style-name="gr11" draw:text-style-name="P3" draw:layer="layout" svg:width="1.407cm" svg:height="0.471cm" svg:x="6.724cm" svg:y="3.69cm">
          <draw:text-box>
            <text:p text:style-name="P1"><text:span text:style-name="T2">Activité</text:span></text:p>
          </draw:text-box>
        </draw:frame>
        <draw:frame draw:style-name="gr12" draw:text-style-name="P3" draw:layer="layout" svg:width="1.395cm" svg:height="0.471cm" svg:x="6.749cm" svg:y="4.177cm">
          <draw:text-box>
            <text:p text:style-name="P1"><text:span text:style-name="T2">(atelier,</text:span></text:p>
          </draw:text-box>
        </draw:frame>
        <draw:frame draw:style-name="gr13" draw:text-style-name="P3" draw:layer="layout" svg:width="1.763cm" svg:height="0.471cm" svg:x="6.551cm" svg:y="4.664cm">
          <draw:text-box>
            <text:p text:style-name="P1"><text:span text:style-name="T2">parcours)</text:span></text:p>
          </draw:text-box>
        </draw:frame>
        <draw:frame draw:style-name="gr14" draw:text-style-name="P3" draw:layer="layout" svg:width="10.23cm" svg:height="0.471cm" svg:x="8.982cm" svg:y="3.204cm">
          <draw:text-box>
            <text:p text:style-name="P1"><text:span text:style-name="T2">Compte Rendu </text:span><text:span text:style-name="T2">du Travail </text:span><text:span text:style-name="T2">Effectué <text:s/>à </text:span><text:span text:style-name="T2">rédiger en anglais </text:span></text:p>
          </draw:text-box>
        </draw:frame>
        <draw:frame draw:style-name="gr15" draw:text-style-name="P3" draw:layer="layout" svg:width="2.445cm" svg:height="0.471cm" svg:x="8.982cm" svg:y="3.69cm">
          <draw:text-box>
            <text:p text:style-name="P1"><text:span text:style-name="T2">- Description </text:span></text:p>
          </draw:text-box>
        </draw:frame>
        <draw:frame draw:style-name="gr16" draw:text-style-name="P6" draw:layer="layout" svg:width="4.896cm" svg:height="0.39cm" svg:x="11.426cm" svg:y="3.753cm">
          <draw:text-box>
            <text:p text:style-name="P1"><text:span text:style-name="T6">(présentation brève </text:span><text:span text:style-name="T6">de l’activité)</text:span></text:p>
          </draw:text-box>
        </draw:frame>
        <draw:frame draw:style-name="gr17" draw:text-style-name="P3" draw:layer="layout" svg:width="2.564cm" svg:height="0.471cm" svg:x="8.982cm" svg:y="4.177cm">
          <draw:text-box>
            <text:p text:style-name="P1"><text:span text:style-name="T3">- </text:span><text:span text:style-name="T2">Vocabulaire </text:span></text:p>
          </draw:text-box>
        </draw:frame>
        <draw:frame draw:style-name="gr18" draw:text-style-name="P6" draw:layer="layout" svg:width="9.332cm" svg:height="0.39cm" svg:x="11.497cm" svg:y="4.24cm">
          <draw:text-box>
            <text:p text:style-name="P1"><text:span text:style-name="T6">(vocabulaire </text:span><text:span text:style-name="T6">nouveau ou </text:span><text:span text:style-name="T6">important + </text:span><text:span text:style-name="T6">explication / </text:span><text:span text:style-name="T6">traduction)</text:span></text:p>
          </draw:text-box>
        </draw:frame>
        <draw:frame draw:style-name="gr19" draw:text-style-name="P6" draw:layer="layout" svg:width="0.352cm" svg:height="0.39cm" svg:x="8.982cm" svg:y="4.727cm">
          <draw:text-box>
            <text:p text:style-name="P1"><text:span text:style-name="T6">- </text:span></text:p>
          </draw:text-box>
        </draw:frame>
        <draw:frame draw:style-name="gr20" draw:text-style-name="P3" draw:layer="layout" svg:width="2.241cm" svg:height="0.471cm" svg:x="9.186cm" svg:y="4.664cm">
          <draw:text-box>
            <text:p text:style-name="P1"><text:span text:style-name="T2">Grammaire </text:span></text:p>
          </draw:text-box>
        </draw:frame>
        <draw:frame draw:style-name="gr21" draw:text-style-name="P6" draw:layer="layout" svg:width="10.264cm" svg:height="0.39cm" svg:x="11.426cm" svg:y="4.727cm">
          <draw:text-box>
            <text:p text:style-name="P1"><text:span text:style-name="T6">(les structures que </text:span><text:span text:style-name="T6">vous avez </text:span><text:span text:style-name="T6">(re)découvertes + </text:span><text:span text:style-name="T6">exemple, explication)</text:span></text:p>
          </draw:text-box>
        </draw:frame>
        <draw:frame draw:style-name="gr19" draw:text-style-name="P6" draw:layer="layout" svg:width="0.352cm" svg:height="0.39cm" svg:x="8.982cm" svg:y="5.214cm">
          <draw:text-box>
            <text:p text:style-name="P1"><text:span text:style-name="T6">- </text:span></text:p>
          </draw:text-box>
        </draw:frame>
        <draw:frame draw:style-name="gr22" draw:text-style-name="P3" draw:layer="layout" svg:width="2.673cm" svg:height="0.471cm" svg:x="9.186cm" svg:y="5.151cm">
          <draw:text-box>
            <text:p text:style-name="P1"><text:span text:style-name="T2">Prononciation </text:span></text:p>
          </draw:text-box>
        </draw:frame>
        <draw:frame draw:style-name="gr23" draw:text-style-name="P6" draw:layer="layout" svg:width="8.469cm" svg:height="0.39cm" svg:x="11.85cm" svg:y="5.214cm">
          <draw:text-box>
            <text:p text:style-name="P1"><text:span text:style-name="T6">(sons individuels / </text:span><text:span text:style-name="T6">accentuation des </text:span><text:span text:style-name="T6">syllabes / intonation)</text:span></text:p>
          </draw:text-box>
        </draw:frame>
        <draw:frame draw:style-name="gr24" draw:text-style-name="P3" draw:layer="layout" svg:width="2.987cm" svg:height="0.471cm" svg:x="24.712cm" svg:y="3.69cm">
          <draw:text-box>
            <text:p text:style-name="P1"><text:span text:style-name="T2"><text:s/></text:span><text:span text:style-name="T2">Tampon Centre</text:span></text:p>
          </draw:text-box>
        </draw:frame>
        <draw:frame draw:style-name="gr25" draw:text-style-name="P3" draw:layer="layout" svg:width="2.064cm" svg:height="0.471cm" svg:x="25.15cm" svg:y="4.177cm">
          <draw:text-box>
            <text:p text:style-name="P1"><text:span text:style-name="T2">de Langues</text:span></text:p>
          </draw:text-box>
        </draw:frame>
        <draw:frame draw:style-name="gr26" draw:text-style-name="P3" draw:layer="layout" svg:width="2.021cm" svg:height="0.471cm" svg:x="25.171cm" svg:y="4.664cm">
          <draw:text-box>
            <text:p text:style-name="P1"><text:span text:style-name="T2">ou atelier à</text:span></text:p>
          </draw:text-box>
        </draw:frame>
        <draw:frame draw:style-name="gr27" draw:text-style-name="P3" draw:layer="layout" svg:width="1.484cm" svg:height="0.471cm" svg:x="25.439cm" svg:y="5.151cm">
          <draw:text-box>
            <text:p text:style-name="P1"><text:span text:style-name="T2">distance</text:span></text:p>
          </draw:text-box>
        </draw:frame>
        <draw:frame draw:style-name="gr28" draw:text-style-name="P7" draw:layer="layout" svg:width="1.5cm" svg:height="0.9cm" svg:x="2.2cm" svg:y="5.9cm">
          <draw:text-box>
            <text:p><text:span text:style-name="T7">23/11</text:span></text:p>
          </draw:text-box>
        </draw:frame>
        <draw:frame draw:style-name="gr28" draw:text-style-name="P7" draw:layer="layout" svg:width="1.5cm" svg:height="0.9cm" svg:x="4.2cm" svg:y="5.9cm">
          <draw:text-box>
            <text:p><text:span text:style-name="T7">1</text:span><text:span text:style-name="T7">h</text:span><text:span text:style-name="T7">2</text:span><text:span text:style-name="T7">0</text:span></text:p>
          </draw:text-box>
        </draw:frame>
        <draw:frame draw:style-name="gr29" draw:text-style-name="P7" draw:layer="layout" svg:width="2.6cm" svg:height="1.168cm" svg:x="6.1cm" svg:y="5.9cm">
          <draw:text-box>
            <text:p><text:span text:style-name="T8">AN </text:span><text:span text:style-name="T8">AWESOME </text:span><text:span text:style-name="T8">WORKSHO</text:span><text:span text:style-name="T8">P ON </text:span><text:span text:style-name="T8">DESCRIBI</text:span><text:span text:style-name="T8">NG</text:span></text:p>
          </draw:text-box>
        </draw:frame>
        <draw:frame draw:style-name="gr30" draw:text-style-name="P7" draw:layer="layout" svg:width="15.2cm" svg:height="4.915cm" svg:x="9.1cm" svg:y="5.9cm">
          <draw:text-box>
            <text:p><text:span text:style-name="T9">Orga</text:span><text:span text:style-name="T9">nizati</text:span><text:span text:style-name="T9">on of </text:span><text:span text:style-name="T9">adjec</text:span><text:span text:style-name="T9">tives </text:span><text:span text:style-name="T9">: </text:span><text:span text:style-name="T9">opini</text:span><text:span text:style-name="T9">on-</text:span><text:span text:style-name="T9">shap</text:span><text:span text:style-name="T9">e-</text:span><text:span text:style-name="T9">age-</text:span><text:span text:style-name="T9">color</text:span><text:span text:style-name="T9">-</text:span><text:span text:style-name="T9">origi</text:span><text:span text:style-name="T9">n-</text:span><text:span text:style-name="T9">mater</text:span><text:span text:style-name="T9">ial-</text:span><text:span text:style-name="T9">type</text:span></text:p>
            <text:p><text:span text:style-name="T7"/></text:p>
            <text:p><text:span text:style-name="T7">Veste </text:span><text:span text:style-name="T7">→ </text:span><text:span text:style-name="T9">zip-</text:span><text:span text:style-name="T9">up</text:span><text:span text:style-name="T7"> </text:span><text:span text:style-name="T9">hood</text:span><text:span text:style-name="T9">ie</text:span></text:p>
            <text:p><text:span text:style-name="T9">Devil</text:span><text:span text:style-name="T9">-</text:span><text:span text:style-name="T9">may-</text:span><text:span text:style-name="T9">care </text:span><text:span text:style-name="T9">(I </text:span><text:span text:style-name="T9">can’t </text:span><text:span text:style-name="T9">be </text:span><text:span text:style-name="T9">both</text:span><text:span text:style-name="T9">ered)</text:span></text:p>
            <text:p><text:span text:style-name="T10">Upbe</text:span><text:span text:style-name="T10">at </text:span><text:span text:style-name="T10">(posi</text:span><text:span text:style-name="T10">tive)</text:span></text:p>
            <text:p><text:span text:style-name="T7">Sick </text:span><text:span text:style-name="T7">: </text:span><text:span text:style-name="T9">UK-</text:span><text:span text:style-name="T9">vomi</text:span><text:span text:style-name="T9">t</text:span><text:span text:style-name="T7"> </text:span><text:span text:style-name="T9">US-</text:span><text:span text:style-name="T9">ill</text:span></text:p>
            <text:p><text:span text:style-name="T9">Dyed</text:span><text:span text:style-name="T7"> </text:span><text:span text:style-name="T9">hair</text:span><text:span text:style-name="T7">, </text:span><text:span text:style-name="T9">pony</text:span><text:span text:style-name="T9">tail</text:span></text:p>
            <text:p><text:span text:style-name="T7">Fing</text:span><text:span text:style-name="T7">er-</text:span><text:span text:style-name="T9">less </text:span><text:span text:style-name="T9">glov</text:span><text:span text:style-name="T9">es</text:span></text:p>
            <text:p><text:span text:style-name="T7"/></text:p>
          </draw:text-box>
        </draw:frame>
        <draw:frame draw:style-name="gr28" draw:text-style-name="P7" draw:layer="layout" svg:width="1.5cm" svg:height="0.9cm" svg:x="2.2cm" svg:y="12.885cm">
          <draw:text-box>
            <text:p><text:span text:style-name="T7">2</text:span><text:span text:style-name="T7">5</text:span><text:span text:style-name="T7">/</text:span><text:span text:style-name="T7">1</text:span><text:span text:style-name="T7">1</text:span></text:p>
          </draw:text-box>
        </draw:frame>
        <draw:frame draw:style-name="gr28" draw:text-style-name="P7" draw:layer="layout" svg:width="1.5cm" svg:height="0.9cm" svg:x="4.2cm" svg:y="12.885cm">
          <draw:text-box>
            <text:p><text:span text:style-name="T7">1</text:span><text:span text:style-name="T7">h</text:span><text:span text:style-name="T7">2</text:span><text:span text:style-name="T7">0</text:span></text:p>
          </draw:text-box>
        </draw:frame>
        <draw:frame draw:style-name="gr29" draw:text-style-name="P7" draw:layer="layout" svg:width="2.6cm" svg:height="1.168cm" svg:x="6.1cm" svg:y="12.885cm">
          <draw:text-box>
            <text:p><text:span text:style-name="T8">T</text:span><text:span text:style-name="T8">R</text:span><text:span text:style-name="T8">I</text:span><text:span text:style-name="T8">C</text:span><text:span text:style-name="T8">K</text:span><text:span text:style-name="T8">Y</text:span><text:span text:style-name="T8"> </text:span><text:span text:style-name="T8">N</text:span><text:span text:style-name="T8">U</text:span><text:span text:style-name="T8">M</text:span><text:span text:style-name="T8">B</text:span><text:span text:style-name="T8">E</text:span><text:span text:style-name="T8">R</text:span><text:span text:style-name="T8">S</text:span><text:span text:style-name="T8"> </text:span><text:span text:style-name="T8">!</text:span></text:p>
          </draw:text-box>
        </draw:frame>
        <draw:frame draw:style-name="gr30" draw:text-style-name="P7" draw:layer="layout" svg:width="15.2cm" svg:height="4.915cm" svg:x="9.1cm" svg:y="12.885cm">
          <draw:text-box>
            <text:p><text:span text:style-name="T9">1</text:span><text:span text:style-name="T9">9</text:span><text:span text:style-name="T9">6</text:span><text:span text:style-name="T9">8</text:span><text:span text:style-name="T9"> </text:span><text:span text:style-name="T9">d</text:span><text:span text:style-name="T9">a</text:span><text:span text:style-name="T9">t</text:span><text:span text:style-name="T9">e</text:span><text:span text:style-name="T9"> </text:span><text:span text:style-name="T9">«</text:span><text:span text:style-name="T9"> </text:span><text:span text:style-name="T9">n</text:span><text:span text:style-name="T9">i</text:span><text:span text:style-name="T9">n</text:span><text:span text:style-name="T9">e</text:span><text:span text:style-name="T9">t</text:span><text:span text:style-name="T9">e</text:span><text:span text:style-name="T9">e</text:span><text:span text:style-name="T9">n</text:span><text:span text:style-name="T9"> </text:span><text:span text:style-name="T9">s</text:span><text:span text:style-name="T9">i</text:span><text:span text:style-name="T9">x</text:span><text:span text:style-name="T9">t</text:span><text:span text:style-name="T9">y</text:span><text:span text:style-name="T9"> </text:span><text:span text:style-name="T9">e</text:span><text:span text:style-name="T9">i</text:span><text:span text:style-name="T9">g</text:span><text:span text:style-name="T9">h</text:span><text:span text:style-name="T9">t</text:span><text:span text:style-name="T9"> </text:span><text:span text:style-name="T9">»</text:span></text:p>
            <text:p><text:span text:style-name="T9">1</text:span><text:span text:style-name="T9">,</text:span><text:span text:style-name="T9">9</text:span><text:span text:style-name="T9">6</text:span><text:span text:style-name="T9">8</text:span><text:span text:style-name="T9"> </text:span><text:span text:style-name="T9">h</text:span><text:span text:style-name="T9">o</text:span><text:span text:style-name="T9">l</text:span><text:span text:style-name="T9">e</text:span><text:span text:style-name="T9"> </text:span><text:span text:style-name="T9">n</text:span><text:span text:style-name="T9">u</text:span><text:span text:style-name="T9">m</text:span><text:span text:style-name="T9">b</text:span><text:span text:style-name="T9">e</text:span><text:span text:style-name="T9">r</text:span><text:span text:style-name="T9"> </text:span><text:span text:style-name="T9">«</text:span><text:span text:style-name="T9"> </text:span><text:span text:style-name="T9">o</text:span><text:span text:style-name="T9">n</text:span><text:span text:style-name="T9">e</text:span><text:span text:style-name="T9"> </text:span><text:span text:style-name="T9">t</text:span><text:span text:style-name="T9">h</text:span><text:span text:style-name="T9">o</text:span><text:span text:style-name="T9">u</text:span><text:span text:style-name="T9">s</text:span><text:span text:style-name="T9">a</text:span><text:span text:style-name="T9">n</text:span><text:span text:style-name="T9">d</text:span><text:span text:style-name="T9"> </text:span><text:span text:style-name="T9">n</text:span><text:span text:style-name="T9">i</text:span><text:span text:style-name="T9">n</text:span><text:span text:style-name="T9">e</text:span><text:span text:style-name="T9"> </text:span><text:span text:style-name="T9">h</text:span><text:span text:style-name="T9">u</text:span><text:span text:style-name="T9">n</text:span><text:span text:style-name="T9">d</text:span><text:span text:style-name="T9">r</text:span><text:span text:style-name="T9">e</text:span><text:span text:style-name="T9">d</text:span><text:span text:style-name="T9"> </text:span><text:span text:style-name="T9">(</text:span><text:span text:style-name="T9">a</text:span><text:span text:style-name="T9">n</text:span><text:span text:style-name="T9">d</text:span><text:span text:style-name="T9"> </text:span><text:span text:style-name="T9">U</text:span><text:span text:style-name="T9">K</text:span><text:span text:style-name="T9">)</text:span><text:span text:style-name="T9"> </text:span><text:span text:style-name="T9">s</text:span><text:span text:style-name="T9">i</text:span><text:span text:style-name="T9">x</text:span><text:span text:style-name="T9">t</text:span><text:span text:style-name="T9">y</text:span><text:span text:style-name="T9"> </text:span><text:span text:style-name="T9">e</text:span><text:span text:style-name="T9">i</text:span><text:span text:style-name="T9">g</text:span><text:span text:style-name="T9">h</text:span><text:span text:style-name="T9">t</text:span><text:span text:style-name="T9"> </text:span><text:span text:style-name="T9">»</text:span></text:p>
            <text:p><text:span text:style-name="T9">1</text:span><text:span text:style-name="T9">.</text:span><text:span text:style-name="T9">9</text:span><text:span text:style-name="T9">6</text:span><text:span text:style-name="T9">8</text:span><text:span text:style-name="T9"> </text:span><text:span text:style-name="T9">d</text:span><text:span text:style-name="T9">e</text:span><text:span text:style-name="T9">c</text:span><text:span text:style-name="T9">i</text:span><text:span text:style-name="T9">m</text:span><text:span text:style-name="T9">a</text:span><text:span text:style-name="T9">l</text:span><text:span text:style-name="T9"> </text:span><text:span text:style-name="T9">«</text:span><text:span text:style-name="T9"> </text:span><text:span text:style-name="T9">o</text:span><text:span text:style-name="T9">n</text:span><text:span text:style-name="T9">e</text:span><text:span text:style-name="T9"> </text:span><text:span text:style-name="T9">p</text:span><text:span text:style-name="T9">o</text:span><text:span text:style-name="T9">i</text:span><text:span text:style-name="T9">n</text:span><text:span text:style-name="T9">t</text:span><text:span text:style-name="T9"> </text:span><text:span text:style-name="T9">n</text:span><text:span text:style-name="T9">i</text:span><text:span text:style-name="T9">n</text:span><text:span text:style-name="T9">e</text:span><text:span text:style-name="T9"> </text:span><text:span text:style-name="T9">s</text:span><text:span text:style-name="T9">i</text:span><text:span text:style-name="T9">x</text:span><text:span text:style-name="T9"> </text:span><text:span text:style-name="T9">e</text:span><text:span text:style-name="T9">i</text:span><text:span text:style-name="T9">g</text:span><text:span text:style-name="T9">h</text:span><text:span text:style-name="T9">t</text:span><text:span text:style-name="T9"> </text:span><text:span text:style-name="T9">»</text:span></text:p>
            <text:p><text:span text:style-name="T9">0</text:span><text:span text:style-name="T9">.</text:span><text:span text:style-name="T9">0</text:span><text:span text:style-name="T9">5</text:span><text:span text:style-name="T9"> </text:span><text:span text:style-name="T9">«</text:span><text:span text:style-name="T9"> </text:span><text:span text:style-name="T9">z</text:span><text:span text:style-name="T9">e</text:span><text:span text:style-name="T9">r</text:span><text:span text:style-name="T9">o</text:span><text:span text:style-name="T9"> </text:span><text:span text:style-name="T9">p</text:span><text:span text:style-name="T9">o</text:span><text:span text:style-name="T9">i</text:span><text:span text:style-name="T9">n</text:span><text:span text:style-name="T9">t</text:span><text:span text:style-name="T9"> </text:span><text:span text:style-name="T9">z</text:span><text:span text:style-name="T9">e</text:span><text:span text:style-name="T9">r</text:span><text:span text:style-name="T9">o</text:span><text:span text:style-name="T9"> </text:span><text:span text:style-name="T9">f</text:span><text:span text:style-name="T9">i</text:span><text:span text:style-name="T9">v</text:span><text:span text:style-name="T9">e</text:span><text:span text:style-name="T9"> </text:span><text:span text:style-name="T9">(</text:span><text:span text:style-name="T9">U</text:span><text:span text:style-name="T9">S</text:span><text:span text:style-name="T9">)</text:span><text:span text:style-name="T9"> </text:span><text:span text:style-name="T9">»</text:span><text:span text:style-name="T9"> </text:span><text:span text:style-name="T9">«</text:span><text:span text:style-name="T9"> </text:span><text:span text:style-name="T9">n</text:span><text:span text:style-name="T9">o</text:span><text:span text:style-name="T9">t</text:span><text:span text:style-name="T9"> </text:span><text:span text:style-name="T9">p</text:span><text:span text:style-name="T9">o</text:span><text:span text:style-name="T9">i</text:span><text:span text:style-name="T9">n</text:span><text:span text:style-name="T9">t</text:span><text:span text:style-name="T9"> </text:span><text:span text:style-name="T9">O</text:span><text:span text:style-name="T9"> </text:span><text:span text:style-name="T9">f</text:span><text:span text:style-name="T9">i</text:span><text:span text:style-name="T9">v</text:span><text:span text:style-name="T9">e</text:span><text:span text:style-name="T9"> </text:span><text:span text:style-name="T9">(</text:span><text:span text:style-name="T9">U</text:span><text:span text:style-name="T9">K</text:span><text:span text:style-name="T9"> </text:span><text:span text:style-name="T9">)</text:span><text:span text:style-name="T9"> </text:span><text:span text:style-name="T9">»</text:span></text:p>
            <text:p><text:span text:style-name="T11">m</text:span><text:span text:style-name="T12">2</text:span><text:span text:style-name="T12"> </text:span><text:span text:style-name="T11">«</text:span><text:span text:style-name="T11"> </text:span><text:span text:style-name="T11">s</text:span><text:span text:style-name="T11">q</text:span><text:span text:style-name="T11">u</text:span><text:span text:style-name="T11">a</text:span><text:span text:style-name="T11">r</text:span><text:span text:style-name="T11">e</text:span><text:span text:style-name="T11"> </text:span><text:span text:style-name="T11">m</text:span><text:span text:style-name="T11">e</text:span><text:span text:style-name="T11">t</text:span><text:span text:style-name="T11">e</text:span><text:span text:style-name="T11">r</text:span><text:span text:style-name="T11">s</text:span><text:span text:style-name="T11"> </text:span><text:span text:style-name="T11">»</text:span></text:p>
            <text:p><text:span text:style-name="T11">1</text:span><text:span text:style-name="T11">0</text:span><text:span text:style-name="T12">9</text:span><text:span text:style-name="T11"> </text:span><text:span text:style-name="T11">«</text:span><text:span text:style-name="T11"> </text:span><text:span text:style-name="T11">t</text:span><text:span text:style-name="T11">e</text:span><text:span text:style-name="T11">n</text:span><text:span text:style-name="T11"> </text:span><text:span text:style-name="T11">t</text:span><text:span text:style-name="T11">o</text:span><text:span text:style-name="T11"> </text:span><text:span text:style-name="T11">t</text:span><text:span text:style-name="T11">h</text:span><text:span text:style-name="T11">e</text:span><text:span text:style-name="T11"> </text:span><text:span text:style-name="T11">p</text:span><text:span text:style-name="T11">o</text:span><text:span text:style-name="T11">w</text:span><text:span text:style-name="T11">e</text:span><text:span text:style-name="T11">r</text:span><text:span text:style-name="T11"> </text:span><text:span text:style-name="T11">o</text:span><text:span text:style-name="T11">f</text:span><text:span text:style-name="T11"> </text:span><text:span text:style-name="T11">n</text:span><text:span text:style-name="T11">i</text:span><text:span text:style-name="T11">n</text:span><text:span text:style-name="T11">e</text:span><text:span text:style-name="T11"> </text:span><text:span text:style-name="T11">»</text:span></text:p>
            <text:p><text:span text:style-name="T11">-</text:span><text:span text:style-name="T11"> </text:span><text:span text:style-name="T11">«</text:span><text:span text:style-name="T11"> </text:span><text:span text:style-name="T11">d</text:span><text:span text:style-name="T11">a</text:span><text:span text:style-name="T11">s</text:span><text:span text:style-name="T11">h</text:span><text:span text:style-name="T11"> </text:span><text:span text:style-name="T11">»</text:span><text:span text:style-name="T11"> </text:span><text:span text:style-name="T11">_</text:span><text:span text:style-name="T11"> </text:span><text:span text:style-name="T11">«</text:span><text:span text:style-name="T11"> </text:span><text:span text:style-name="T11">u</text:span><text:span text:style-name="T11">n</text:span><text:span text:style-name="T11">d</text:span><text:span text:style-name="T11">e</text:span><text:span text:style-name="T11">r</text:span><text:span text:style-name="T11">s</text:span><text:span text:style-name="T11">c</text:span><text:span text:style-name="T11">o</text:span><text:span text:style-name="T11">r</text:span><text:span text:style-name="T11">e</text:span><text:span text:style-name="T11"> </text:span><text:span text:style-name="T11">»</text:span></text:p>
            <text:p><text:span text:style-name="T11"/></text:p>
            <text:p><text:span text:style-name="T7"/></text:p>
          </draw:text-box>
        </draw:frame>
        <draw:frame draw:style-name="gr31" draw:text-style-name="P3" draw:layer="layout" svg:width="6.293cm" svg:height="0.471cm" svg:x="2cm" svg:y="20.3cm">
          <draw:text-box>
            <text:p text:style-name="P1"><text:span text:style-name="T2">T</text:span><text:span text:style-name="T2">e</text:span><text:span text:style-name="T2">m</text:span><text:span text:style-name="T2">p</text:span><text:span text:style-name="T2">s</text:span><text:span text:style-name="T2"> </text:span><text:span text:style-name="T2">t</text:span><text:span text:style-name="T2">o</text:span><text:span text:style-name="T2">t</text:span><text:span text:style-name="T2">a</text:span><text:span text:style-name="T2">l</text:span><text:span text:style-name="T3">:</text:span><text:span text:style-name="T3">2</text:span><text:span text:style-name="T3">h</text:span><text:span text:style-name="T3">4</text:span><text:span text:style-name="T3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2" svg:font-family="'Liberation Serif'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7cm" fo:margin-bottom="1cm" fo:margin-left="2cm" fo:margin-right="1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1-25T15:29:04.095731848</dc:date>
    <meta:editing-duration>PT7M52S</meta:editing-duration>
    <meta:editing-cycles>3</meta:editing-cycles>
    <meta:generator>LibreOffice/6.1.5.2$Linux_X86_64 LibreOffice_project/10$Build-2</meta:generator>
    <meta:document-statistic meta:object-count="63"/>
  </office:meta>
</office:document-meta>
</file>